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5026" officeooo:paragraph-rsid="001c5026"/>
    </style:style>
    <style:style style:name="P2" style:family="paragraph" style:parent-style-name="Text_20_body">
      <style:text-properties officeooo:rsid="001c5026" officeooo:paragraph-rsid="001c5026"/>
    </style:style>
    <style:style style:name="P3" style:family="paragraph" style:parent-style-name="Text_20_body">
      <style:paragraph-properties fo:text-align="justify" style:justify-single-word="false"/>
      <style:text-properties officeooo:rsid="001c5026" officeooo:paragraph-rsid="001c5026"/>
    </style:style>
    <style:style style:name="P4" style:family="paragraph" style:parent-style-name="Text_20_body">
      <style:text-properties style:font-name="Liberation Serif" officeooo:rsid="001c5026" officeooo:paragraph-rsid="001c5026"/>
    </style:style>
    <style:style style:name="P5" style:family="paragraph" style:parent-style-name="Text_20_body">
      <style:paragraph-properties fo:text-align="justify" style:justify-single-word="false"/>
      <style:text-properties style:font-name="Liberation Serif" fo:font-size="12pt" fo:font-weight="normal" officeooo:rsid="001c5026" officeooo:paragraph-rsid="001c5026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Liberation Serif" fo:font-size="12pt" fo:font-weight="normal" officeooo:rsid="001c5026" officeooo:paragraph-rsid="001c5026" style:font-size-asian="12pt" style:font-weight-asian="normal" style:font-size-complex="12pt" style:font-weight-complex="normal"/>
    </style:style>
    <style:style style:name="P7" style:family="paragraph" style:parent-style-name="Text_20_body">
      <style:text-properties style:font-name="monospace" fo:font-size="12pt" fo:font-weight="normal" officeooo:rsid="001c5026" officeooo:paragraph-rsid="001c5026" style:font-size-asian="12pt" style:font-weight-asian="normal" style:font-size-complex="12pt" style:font-weight-complex="normal"/>
    </style:style>
    <style:style style:name="P8" style:family="paragraph" style:parent-style-name="Heading_20_1">
      <style:paragraph-properties fo:text-align="justify" style:justify-single-word="false"/>
      <style:text-properties officeooo:rsid="001c5026" officeooo:paragraph-rsid="001c5026"/>
    </style:style>
    <style:style style:name="P9" style:family="paragraph" style:parent-style-name="Heading_20_3">
      <style:paragraph-properties fo:text-align="justify" style:justify-single-word="false"/>
      <style:text-properties officeooo:rsid="001c5026" officeooo:paragraph-rsid="001c5026"/>
    </style:style>
    <style:style style:name="P10" style:family="paragraph" style:parent-style-name="Heading_20_3">
      <style:text-properties officeooo:rsid="001c5026" officeooo:paragraph-rsid="001c5026"/>
    </style:style>
    <style:style style:name="P11" style:family="paragraph" style:parent-style-name="Heading_20_3">
      <style:paragraph-properties fo:text-align="justify" style:justify-single-word="false"/>
      <style:text-properties officeooo:paragraph-rsid="001c5026"/>
    </style:style>
    <style:style style:name="T1" style:family="text">
      <style:text-properties officeooo:rsid="001c5026"/>
    </style:style>
    <style:style style:name="T2" style:family="text">
      <style:text-properties style:font-name="monospace" fo:font-size="12pt" fo:font-weight="normal" officeooo:rsid="001c5026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c5026" style:font-size-asian="12pt" style:font-weight-asian="normal" style:font-size-complex="12pt" style:font-weight-complex="normal"/>
    </style:style>
    <style:style style:name="T5" style:family="text">
      <style:text-properties officeooo:rsid="001de299"/>
    </style:style>
    <style:style style:name="T6" style:family="text">
      <style:text-properties officeooo:rsid="001e6a0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Zadanie 4</text:h>
      <text:h text:style-name="P9" text:outline-level="3">4.1 Opis problemu</text:h>
      <text:p text:style-name="P3">4.1.1 Znaleźć eksperymentalnie liczbę z przedziału <draw:frame draw:style-name="fr1" draw:name="Object1" text:anchor-type="as-char" svg:y="-0.1484in" svg:width="0.5661in" svg:height="0.1839in" draw:z-index="0"><draw:object xlink:href="./Object 1" xlink:type="simple" xlink:show="embed" xlink:actuate="onLoad"/><draw:image xlink:href="./ObjectReplacements/Object 1" xlink:type="simple" xlink:show="embed" xlink:actuate="onLoad"/></draw:frame>taką, że <draw:frame draw:style-name="fr1" draw:name="Object2" text:anchor-type="as-char" svg:y="-0.2437in" svg:width="0.6866in" svg:height="0.3929in" draw:z-index="1"><draw:object xlink:href="./Object 2" xlink:type="simple" xlink:show="embed" xlink:actuate="onLoad"/><draw:image xlink:href="./ObjectReplacements/Object 2" xlink:type="simple" xlink:show="embed" xlink:actuate="onLoad"/></draw:frame>.</text:p>
      <text:p text:style-name="P3">4.1.2 Znaleźć najmniejszą taką liczbę.</text:p>
      <text:h text:style-name="P9" text:outline-level="3">4.2 Rozwią<text:span text:style-name="T5">z</text:span>anie:</text:h>
      <text:p text:style-name="P3">4.2.1 Zacznijmy od liczby troch<text:span text:style-name="T6">ę</text:span> większej od 1. Sprawdzajmy nasz warunek, jeśli jest on prawdziwy to znaleźliśmy nasz x, w przeciwnym razie zwiększmy liczbę o najmniejszą możliwą wartość.</text:p>
      <text:p text:style-name="P3">4.2.2 Zróbmy to samo ale zaczynając od najmniejszej możliwej liczby w arytmetyce.</text:p>
      <text:h text:style-name="P11" text:outline-level="3"><text:span text:style-name="T1">4.3 Wyniki</text:span><text:span text:style-name="T2">:</text:span></text:h>
      <text:p text:style-name="P5">1)</text:p>
      <text:p text:style-name="P7">1.000000057228997</text:p>
      <text:p text:style-name="P7">0011111111110000000000000000000000001111010111001011111100101010</text:p>
      <text:p text:style-name="P4"><text:span text:style-name="T4">2</text:span><text:span text:style-name="T3">)</text:span></text:p>
      <text:p text:style-name="P7">-1.7976931348623157e308</text:p>
      <text:p text:style-name="P7">1111111111101111111111111111111111111111111111111111111111111111</text:p>
      <text:p text:style-name="P6">Powyższe wyniki to odpowiednio rezultaty dla pierwszego i drugiego rozwiązania.</text:p>
      <text:h text:style-name="P10" text:outline-level="3">4.4 Wnioski:</text:h>
      <text:p text:style-name="P2">Jak widzimy precyzja arytmetyki nie pozwala nam obliczyć wyrażenia zadanego w treści zadania, dla wszystkich liczb. Jest to spowodowane błędem obliczeń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5026" officeooo:paragraph-rsid="001c502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5:31:58.728831980</meta:creation-date>
    <dc:date>2017-10-22T19:58:18.262265702</dc:date>
    <meta:editing-duration>PT11M3S</meta:editing-duration>
    <meta:editing-cycles>3</meta:editing-cycles>
    <meta:generator>LibreOffice/5.3.6.1$Linux_X86_64 LibreOffice_project/30m0$Build-1</meta:generator>
    <meta:document-statistic meta:table-count="0" meta:image-count="0" meta:object-count="2" meta:page-count="1" meta:paragraph-count="18" meta:word-count="104" meta:character-count="850" meta:non-whitespace-character-count="764"/>
  </office:meta>
</office:document-meta>
</file>

<file path=Object 1/content.xml><?xml version="1.0" encoding="utf-8"?>
<math xmlns="http://www.w3.org/1998/Math/MathML" display="block">
  <semantics>
    <mrow>
      <mn>1</mn>
      <mo stretchy="false">&lt;</mo>
      <mi>x</mi>
      <mo stretchy="false">&lt;</mo>
      <mn>2</mn>
    </mrow>
    <annotation encoding="StarMath 5.0">1 &lt; x &lt; 2</annotation>
  </semantics>
</math>
</file>

<file path=Object 2/content.xml><?xml version="1.0" encoding="utf-8"?>
<math xmlns="http://www.w3.org/1998/Math/MathML" display="block">
  <semantics>
    <mrow>
      <mrow>
        <mi>x</mi>
        <mo stretchy="false">⋅</mo>
        <mrow>
          <mo fence="true" stretchy="false">(</mo>
          <mrow>
            <mfrac>
              <mn>1</mn>
              <mi>x</mi>
            </mfrac>
          </mrow>
          <mo fence="true" stretchy="false">)</mo>
        </mrow>
      </mrow>
      <mo stretchy="false">≠</mo>
      <mn>1</mn>
    </mrow>
    <annotation encoding="StarMath 5.0">x cdot ({1} over {x} ) &lt;&gt; 1 </annotation>
  </semantics>
</math>
</file>